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c3fcc" officeooo:paragraph-rsid="000c3fcc"/>
    </style:style>
    <style:style style:name="P2" style:family="paragraph" style:parent-style-name="Standard">
      <style:text-properties fo:language="ca" fo:country="ES" officeooo:rsid="000c3fcc" officeooo:paragraph-rsid="000f396a"/>
    </style:style>
    <style:style style:name="P3" style:family="paragraph" style:parent-style-name="Standard">
      <style:text-properties fo:language="ca" fo:country="ES" officeooo:rsid="000f396a" officeooo:paragraph-rsid="000f396a"/>
    </style:style>
    <style:style style:name="P4" style:family="paragraph" style:parent-style-name="Standard">
      <style:text-properties fo:language="ca" fo:country="ES" style:text-underline-style="none" officeooo:rsid="000f396a" officeooo:paragraph-rsid="000f396a"/>
    </style:style>
    <style:style style:name="P5" style:family="paragraph" style:parent-style-name="Standard">
      <style:text-properties fo:language="ca" fo:country="ES" style:text-underline-style="none" officeooo:rsid="0012bdb2" officeooo:paragraph-rsid="0012bdb2"/>
    </style:style>
    <style:style style:name="P6" style:family="paragraph" style:parent-style-name="Standard">
      <style:text-properties fo:language="ca" fo:country="ES" fo:font-style="italic" style:text-underline-style="none" officeooo:rsid="0012bdb2" officeooo:paragraph-rsid="0012bdb2" style:font-style-asian="italic" style:font-style-complex="italic"/>
    </style:style>
    <style:style style:name="P7" style:family="paragraph" style:parent-style-name="Standard">
      <style:text-properties fo:language="ca" fo:country="ES" fo:font-style="italic" style:text-underline-style="none" officeooo:rsid="0015772a" officeooo:paragraph-rsid="0015772a" style:font-style-asian="italic" style:font-style-complex="italic"/>
    </style:style>
    <style:style style:name="P8" style:family="paragraph" style:parent-style-name="Standard">
      <style:text-properties fo:language="ca" fo:country="ES" fo:font-style="italic" style:text-underline-style="none" officeooo:rsid="0016fcdf" officeooo:paragraph-rsid="0016fcdf" style:font-style-asian="italic" style:font-style-complex="italic"/>
    </style:style>
    <style:style style:name="T1" style:family="text">
      <style:text-properties officeooo:rsid="000f396a"/>
    </style:style>
    <style:style style:name="T2" style:family="text">
      <style:text-properties style:font-name="Liberation Serif1" officeooo:rsid="000f396a"/>
    </style:style>
    <style:style style:name="T3" style:family="text">
      <style:text-properties officeooo:rsid="00107b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8c2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8fb0a" style:font-style-asian="normal" style:font-style-complex="normal"/>
    </style:style>
    <style:style style:name="T8" style:family="text">
      <style:text-properties officeooo:rsid="00157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 Sistema d'Informació: <text:s/></text:p>
      <text:p text:style-name="P1"><text:tab/>- <text:span text:style-name="T1">Coneixement</text:span></text:p>
      <text:p text:style-name="P1"><text:tab/><text:tab/><text:tab/><text:span text:style-name="T2">↑</text:span><text:tab/><text:span text:style-name="T1">interpretació</text:span></text:p>
      <text:p text:style-name="P1"><text:tab/>-<text:span text:style-name="T1">Informació</text:span></text:p>
      <text:p text:style-name="P2"><text:tab/><text:tab/><text:tab/><text:span text:style-name="T2">↑</text:span><text:tab/><text:span text:style-name="T1">analitzades</text:span></text:p>
      <text:p text:style-name="P1"><text:tab/>-<text:span text:style-name="T1">Dades</text:span></text:p>
      <text:p text:style-name="P1"/>
      <text:p text:style-name="P3">Un SGBD no és un SI. Emmagatzema dades però no les interpreta.</text:p>
      <text:p text:style-name="P3"/>
      <text:p text:style-name="P3">Si convertim el SGBD en un datawearhouse (analitzador de dades), s'aproparà més a un SI. <text:span text:style-name="T3">Quan aquest <text:s/>tinguin un objectiu concret per adquirir un benefici serà un SI.</text:span></text:p>
      <text:p text:style-name="P4"/>
      <text:p text:style-name="P5">Simulació de <text:span text:style-name="T4">processos</text:span> que manipulen informació.</text:p>
      <text:p text:style-name="P5"/>
      <text:p text:style-name="P6">Conjunto de componentes interrelacinados que trabajan conjuntamente para recopilar, recuperar, <text:span text:style-name="T5">procesar, </text:span>almacenar y difundir información con el propósito de facilitar la planificación, control, análisis, coordinación y la toma de decisionesen <text:span text:style-name="T8">a </text:span>negocios y otras organizaciones.</text:p>
      <text:p text:style-name="P6"/>
      <text:p text:style-name="P7">Combinación de personas, hw, sw, dispositivos de comunicación, redes y recursos de datos que procesan datos e información con un propósito concreto. Necesitan una entrada de datos por parte del usuario que serán procesados con dispositivos tecnológicos produciendo una salida que será enviado a otro usuario u otro sistema mediante una red y soporte metódico que controla la operación.</text:p>
      <text:p text:style-name="P7"/>
      <text:p text:style-name="P8"><text:span text:style-name="T6">Sistema d'Informació<text:tab/><text:tab/></text:span><text:span text:style-name="T7">interseca</text:span><text:span text:style-name="T6"><text:tab/>Sistema Soft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23:00.937952800</meta:creation-date>
    <dc:date>2014-09-15T15:20:45.342139200</dc:date>
    <meta:editing-duration>PT51M16S</meta:editing-duration>
    <meta:editing-cycles>9</meta:editing-cycles>
    <meta:generator>LibreOffice/4.2.6.3$Linux_x86 LibreOffice_project/420m0$Build-3</meta:generator>
    <meta:document-statistic meta:table-count="0" meta:image-count="0" meta:object-count="0" meta:page-count="1" meta:paragraph-count="12" meta:word-count="156" meta:character-count="1087" meta:non-whitespace-character-count="930"/>
  </office:meta>
</office:document-meta>
</file>